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3.54cm" svg:y1="2.905cm" svg:x2="3.54cm" svg:y2="7.985cm">
          <text:p text:style-name="P2"/>
        </draw:line>
        <draw:line draw:style-name="gr1" draw:text-style-name="P1" draw:layer="layout" svg:x1="9.255cm" svg:y1="7.985cm" svg:x2="3.54cm" svg:y2="7.985cm">
          <text:p text:style-name="P2"/>
        </draw:line>
        <draw:line draw:style-name="gr1" draw:text-style-name="P1" draw:layer="layout" svg:x1="3.54cm" svg:y1="5.445cm" svg:x2="9.255cm" svg:y2="5.445cm">
          <text:p text:style-name="P2"/>
        </draw:line>
        <draw:line draw:style-name="gr1" draw:text-style-name="P1" draw:layer="layout" svg:x1="6.715cm" svg:y1="7.985cm" svg:x2="6.715cm" svg:y2="2.905cm">
          <text:p text:style-name="P2"/>
        </draw:line>
        <draw:line draw:style-name="gr2" draw:text-style-name="P1" draw:layer="layout" svg:x1="5.445cm" svg:y1="4.175cm" svg:x2="8.62cm" svg:y2="7.35cm">
          <text:p text:style-name="P2"/>
        </draw:line>
        <draw:frame draw:style-name="gr3" draw:layer="layout" svg:width="1.467cm" svg:height="1.17cm" svg:x="4.81cm" svg:y="7.985cm">
          <draw:text-box>
            <text:p text:style-name="P2">H<text:span text:style-name="T1">bot</text:span></text:p>
          </draw:text-box>
        </draw:frame>
        <draw:frame draw:style-name="gr3" draw:layer="layout" svg:width="3.072cm" svg:height="0.963cm" svg:x="4.74cm" svg:y="8.961cm">
          <draw:text-box>
            <text:p text:style-name="P2">Head (H)</text:p>
          </draw:text-box>
        </draw:frame>
        <draw:frame draw:style-name="gr3" draw:layer="layout" svg:width="0.853cm" svg:height="0.963cm" svg:x="2.687cm" svg:y="5.117cm">
          <draw:text-box>
            <text:p text:style-name="P2">0</text:p>
          </draw:text-box>
        </draw:frame>
        <draw:frame draw:style-name="gr3" draw:text-style-name="P2" draw:layer="layout" svg:width="8.152cm" svg:height="0.963cm" draw:transform="rotate (1.5707963267946) translate (1.942cm 9.89cm)">
          <draw:text-box>
            <text:p text:style-name="P2">Flux into Ground Water (Q)</text:p>
          </draw:text-box>
        </draw:frame>
        <draw:line draw:style-name="gr2" draw:text-style-name="P1" draw:layer="layout" svg:x1="4.175cm" svg:y1="4.175cm" svg:x2="5.445cm" svg:y2="4.175cm">
          <text:p text:style-name="P2"/>
        </draw:line>
        <draw:line draw:style-name="gr1" draw:text-style-name="P1" draw:layer="layout" svg:x1="5.445cm" svg:y1="7.985cm" svg:x2="5.445cm" svg:y2="2.905cm">
          <text:p text:style-name="P2"/>
        </draw:line>
        <draw:frame draw:style-name="gr3" draw:layer="layout" svg:width="1.391cm" svg:height="1.17cm" svg:x="6.08cm" svg:y="7.985cm">
          <draw:text-box>
            <text:p text:style-name="P2">H<text:span text:style-name="T1">re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Richard B. Winston</meta:initial-creator>
    <meta:creation-date>2007-02-27T10:36:42</meta:creation-date>
    <dc:creator>Richard B. Winston</dc:creator>
    <dc:date>2007-02-27T11:20:11</dc:date>
    <dc:language>en-US</dc:language>
    <meta:editing-cycles>6</meta:editing-cycles>
    <meta:editing-duration>PT43M36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